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3815"/>
    </style:style>
    <style:style style:name="P2" style:family="paragraph" style:parent-style-name="Standard">
      <style:text-properties fo:font-weight="bold" officeooo:paragraph-rsid="00063815" style:font-weight-asian="bold" style:font-weight-complex="bold"/>
    </style:style>
    <style:style style:name="T1" style:family="text">
      <style:text-properties officeooo:rsid="000638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officeooo:rsid="00063815"/>
    </style:style>
    <style:style style:name="T4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4.4.2014</text:span></text:p>
      <text:p text:style-name="P1"><text:span text:style-name="T1">Github remake proposal</text:span></text:p>
      <text:p text:style-name="P1"><text:span text:style-name="T1"/></text:p>
      <text:p text:style-name="P1"><text:span text:style-name="T1"/></text:p>
      <text:p text:style-name="P2"><text:span text:style-name="T1">What we plan to do</text:span></text:p>
      <text:p text:style-name="P1"><text:span text:style-name="T1">We plan on making a shareable repository that follows the Github model by reverse engineering or viewing tutorials to better understand how one Gits.</text:span></text:p>
      <text:p text:style-name="P1"><text:span text:style-name="T1"/></text:p>
      <text:p text:style-name="P1"><text:span text:style-name="T1"/></text:p>
      <text:p text:style-name="P2"><text:span text:style-name="T1">People working on the project:</text:span></text:p>
      <text:p text:style-name="P1"><text:span text:style-name="T1">Robin Hrynyszyn rhrynyszyn@bennington.edu, </text:span></text:p>
      <text:p text:style-name="P1"><text:span text:style-name="T1">Ayesha Raees araees@bennington.edu,</text:span></text:p>
      <text:p text:style-name="P1"><text:span text:style-name="T1">Jenna Kadota jkadota@bennington.edu,</text:span></text:p>
      <text:p text:style-name="P1"><text:span text:style-name="T1">Roi Karlinsky rkarlinsky@bennington.edu,</text:span></text:p>
      <text:p text:style-name="P1"><text:span text:style-name="T1">Arthur Jongebloed ajongebloed@bennington.edu,</text:span></text:p>
      <text:p text:style-name="P1"><text:span text:style-name="T1">Ousseynou Diome odiome@bennington.edu,</text:span></text:p>
      <text:p text:style-name="P1"><text:span text:style-name="T1">Megan Farnham mfarnham@bennington.edu,</text:span></text:p>
      <text:p text:style-name="P1"><text:span text:style-name="T1">Christopher Bussolini cbussolini@bennington.edu,</text:span></text:p>
      <text:p text:style-name="P1"><text:span text:style-name="T1">Alexander Holt aholt@bennington.edu,</text:span></text:p>
      <text:p text:style-name="P1"><text:span text:style-name="T1">Jeffrey Matthews jmatthews@bennington.edu,</text:span></text:p>
      <text:p text:style-name="P1"><text:span text:style-name="T1">Kiri Strack-Grose kstrack-grose@bennington.edu </text:span></text:p>
      <text:p text:style-name="P1"><text:span text:style-name="T1">Scott Milliman smilliman@bennington.edu</text:span></text:p>
      <text:p text:style-name="P1"><text:span text:style-name="T1">Carlos Mendez cmendez@bennington.edu</text:span></text:p>
      <text:p text:style-name="P1"><text:span text:style-name="T1">Chernoh Jalloh </text:span><text:a xlink:type="simple" xlink:href="mailto:cjalloh09@gmail.com"><text:span text:style-name="T1">cjalloh09@gmail.com</text:span></text:a></text:p>
      <text:p text:style-name="P1"><text:span text:style-name="T1"/></text:p>
      <text:p text:style-name="P1"><text:span text:style-name="T1"/></text:p>
      <text:p text:style-name="P2"><text:span text:style-name="T1">We need:</text:span></text:p>
      <text:p text:style-name="P1"><text:span text:style-name="T1">Website side: server, domain name, host.</text:span></text:p>
      <text:p text:style-name="P1"><text:span text:style-name="T1">Hardware side: speak to Andrew</text:span></text:p>
      <text:p text:style-name="P1"><text:span text:style-name="T1">Git-Architecture: speak to Andrew</text:span></text:p>
      <text:p text:style-name="P1"><text:span text:style-name="T1"/></text:p>
      <text:p text:style-name="P1"><text:span text:style-name="T1"/></text:p>
      <text:p text:style-name="P2"><text:span text:style-name="T1">Timeline:</text:span></text:p>
      <text:p text:style-name="P1"><text:span text:style-name="T1">May 26th end of term everything is due</text:span></text:p>
      <text:p text:style-name="P1"><text:span text:style-name="T1">May 19th functional git ready for final bug removal</text:span></text:p>
      <text:p text:style-name="P1"><text:span text:style-name="T1">May 12</text:span><text:span text:style-name="T3">th</text:span></text:p>
      <text:p text:style-name="P1"><text:span text:style-name="T1"><text:s/></text:span></text:p>
      <text:p text:style-name="P2"><text:span text:style-name="T1">Meeting Times</text:span></text:p>
      <text:p text:style-name="P1"><text:span text:style-name="T1">Saturday the 19th of April: Powers Market</text:span></text:p>
      <text:p text:style-name="P1"><text:span text:style-name="T1">Tuesday lunch meetings</text:span></text:p>
      <text:p text:style-name="P1"><text:span text:style-name="T1"/></text:p>
      <text:p text:style-name="P1"><text:span text:style-name="T1"/></text:p>
      <text:p text:style-name="P2"><text:span text:style-name="T1">Links to git articles and videos</text:span></text:p>
      <text:p text:style-name="P1"><text:span text:style-name="T1">[http://zachholman.com/talk/how-to-build-a-github/ video on github by github people]</text:span></text:p>
      <text:p text:style-name="P1"><text:span text:style-name="T1">[http://www.sbf5.com/~cduan/technical/git/ good introduction to github]</text:span></text:p>
      <text:p text:style-name="P1"><text:span text:style-name="T1">[https://gitorious.org/git-python pythongit]</text:span></text:p>
      <text:p text:style-name="P1"><text:span text:style-name="T1">[http://stackoverflow.com/questions/1456269/python-git-module-experiences python modules]</text:span></text:p>
      <text:p text:style-name="P1"><text:span text:style-name="T1">[http://git-scm.com/book/en/Getting-Started-About-Version-Control]</text:span></text:p>
      <text:p text:style-name="P1"><text:span text:style-name="T1"/></text:p>
      <text:p text:style-name="P2"><text:soft-page-break/><text:span text:style-name="T1">Things to understand:</text:span></text:p>
      <text:p text:style-name="P1"><text:span text:style-name="T1">1.creating repositories: Roi</text:span></text:p>
      <text:p text:style-name="P1"><text:span text:style-name="T1">2.how to access repositories: Jeffrey and Carlos</text:span></text:p>
      <text:p text:style-name="P1"><text:span text:style-name="T1">3.how to query repositories: Jenna</text:span></text:p>
      <text:p text:style-name="P1"><text:span text:style-name="T1">4.how to return repository data to users: Chernoh</text:span></text:p>
      <text:p text:style-name="P1"><text:span text:style-name="T1">5.website: Scott and Xander and Megan</text:span></text:p>
      <text:p text:style-name="P1"><text:span text:style-name="T1">6.VM: Kiri</text:span></text:p>
      <text:p text:style-name="P1"><text:span text:style-name="T1">7.Server Space, Domain Stuff: Robin and Chris</text:span></text:p>
      <text:p text:style-name="P1"><text:span text:style-name="T1"/></text:p>
      <text:p text:style-name="P2"><text:span text:style-name="T1">Other things to think about:</text:span></text:p>
      <text:p text:style-name="P1"><text:span text:style-name="T1">Control Systems</text:span></text:p>
      <text:p text:style-name="P1"><text:span text:style-name="T1">Grit: ruby library that lets us access Git: object oriented library to make git objects: open-source Hold our git on a server</text:span></text:p>
      <text:p text:style-name="P1"><text:span text:style-name="T1">VM: virtual machines</text:span></text:p>
      <text:p text:style-name="P1"><text:span text:style-name="T1">Common Git interfa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ack-Grose </meta:initial-creator>
    <meta:creation-date>2014-04-17T11:17:39</meta:creation-date>
    <dc:date>2014-04-17T11:20:35</dc:date>
    <dc:creator>Strack-Grose </dc:creator>
    <meta:editing-duration>P0D</meta:editing-duration>
    <meta:editing-cycles>1</meta:editing-cycles>
    <meta:document-statistic meta:table-count="0" meta:image-count="0" meta:object-count="0" meta:page-count="2" meta:paragraph-count="50" meta:word-count="229" meta:character-count="1945" meta:non-whitespace-character-count="1762"/>
    <meta:generator>LibreOffice/3.6$Linux_x86 LibreOffice_project/360m1$Build-2</meta:generator>
  </office:meta>
</office:document-meta>
</file>